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865f7" officeooo:paragraph-rsid="003865f7" style:font-weight-asian="bold" style:font-weight-complex="bold"/>
    </style:style>
    <style:style style:name="P2" style:family="paragraph" style:parent-style-name="Standard">
      <style:paragraph-properties fo:text-align="justify" style:justify-single-word="false"/>
      <style:text-properties fo:font-weight="normal" officeooo:rsid="003a7ac0" officeooo:paragraph-rsid="003a7ac0" style:font-weight-asian="normal" style:font-weight-complex="normal"/>
    </style:style>
    <style:style style:name="P3" style:family="paragraph" style:parent-style-name="Standard">
      <style:paragraph-properties fo:text-align="justify" style:justify-single-word="false"/>
      <style:text-properties officeooo:rsid="0035105f" officeooo:paragraph-rsid="0035105f"/>
    </style:style>
    <style:style style:name="P4" style:family="paragraph" style:parent-style-name="Standard">
      <style:paragraph-properties fo:text-align="justify" style:justify-single-word="false"/>
      <style:text-properties officeooo:rsid="003865f7" officeooo:paragraph-rsid="003865f7"/>
    </style:style>
    <style:style style:name="P5" style:family="paragraph" style:parent-style-name="Standard">
      <style:paragraph-properties fo:text-align="justify" style:justify-single-word="false"/>
      <style:text-properties officeooo:paragraph-rsid="001f4f5f"/>
    </style:style>
    <style:style style:name="P6" style:family="paragraph" style:parent-style-name="Text_20_body">
      <style:paragraph-properties fo:text-align="justify" style:justify-single-word="false"/>
      <style:text-properties officeooo:rsid="0027424d" officeooo:paragraph-rsid="0027424d"/>
    </style:style>
    <style:style style:name="P7" style:family="paragraph" style:parent-style-name="Text_20_body">
      <style:paragraph-properties fo:text-align="justify" style:justify-single-word="false"/>
      <style:text-properties officeooo:rsid="002ef6e6" officeooo:paragraph-rsid="002ef6e6"/>
    </style:style>
    <style:style style:name="P8" style:family="paragraph" style:parent-style-name="Text_20_body">
      <style:paragraph-properties fo:text-align="justify" style:justify-single-word="false"/>
      <style:text-properties officeooo:rsid="0035105f" officeooo:paragraph-rsid="0035105f"/>
    </style:style>
    <style:style style:name="P9" style:family="paragraph" style:parent-style-name="Text_20_body">
      <style:paragraph-properties fo:text-align="justify" style:justify-single-word="false"/>
      <style:text-properties officeooo:rsid="0035105f" officeooo:paragraph-rsid="003db066"/>
    </style:style>
    <style:style style:name="P10" style:family="paragraph" style:parent-style-name="Text_20_body">
      <style:paragraph-properties fo:text-align="justify" style:justify-single-word="false"/>
      <style:text-properties officeooo:rsid="0036180c" officeooo:paragraph-rsid="0036180c"/>
    </style:style>
    <style:style style:name="P11" style:family="paragraph" style:parent-style-name="Text_20_body">
      <style:text-properties fo:font-weight="normal" officeooo:rsid="003865f7" officeooo:paragraph-rsid="003865f7" style:font-weight-asian="normal" style:font-weight-complex="normal"/>
    </style:style>
    <style:style style:name="P12" style:family="paragraph" style:parent-style-name="Text_20_body">
      <style:paragraph-properties fo:text-align="justify" style:justify-single-word="false"/>
      <style:text-properties fo:font-weight="normal" officeooo:rsid="003865f7" officeooo:paragraph-rsid="003eb6ee" style:font-weight-asian="normal" style:font-weight-complex="normal"/>
    </style:style>
    <style:style style:name="P13" style:family="paragraph" style:parent-style-name="Text_20_body">
      <style:paragraph-properties fo:text-align="center" style:justify-single-word="false"/>
      <style:text-properties officeooo:rsid="003db066" officeooo:paragraph-rsid="003db066"/>
    </style:style>
    <style:style style:name="P14" style:family="paragraph" style:parent-style-name="Text_20_body">
      <style:paragraph-properties fo:text-align="justify" style:justify-single-word="false"/>
      <style:text-properties officeooo:rsid="003db066" officeooo:paragraph-rsid="003db066"/>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1290b" officeooo:paragraph-rsid="0042ce7d"/>
    </style:style>
    <style:style style:name="P16" style:family="paragraph" style:parent-style-name="Standard" style:list-style-name="L2">
      <style:paragraph-properties fo:text-align="justify" style:justify-single-word="false"/>
      <style:text-properties fo:font-weight="bold" officeooo:rsid="00211f6a" officeooo:paragraph-rsid="0027424d" style:font-weight-asian="bold" style:font-weight-complex="bold"/>
    </style:style>
    <style:style style:name="P17" style:family="paragraph" style:parent-style-name="Standard" style:list-style-name="L7">
      <style:paragraph-properties fo:text-align="justify" style:justify-single-word="false"/>
      <style:text-properties fo:font-weight="bold" officeooo:rsid="003865f7" officeooo:paragraph-rsid="003865f7" style:font-weight-asian="bold" style:font-weight-complex="bold"/>
    </style:style>
    <style:style style:name="P18" style:family="paragraph" style:parent-style-name="Standard" style:list-style-name="L10">
      <style:paragraph-properties fo:text-align="justify" style:justify-single-word="false"/>
      <style:text-properties fo:font-weight="bold" officeooo:rsid="002ef6e6" officeooo:paragraph-rsid="002ef6e6" style:font-weight-asian="bold" style:font-weight-complex="bold"/>
    </style:style>
    <style:style style:name="P19" style:family="paragraph" style:parent-style-name="Standard" style:list-style-name="L10">
      <style:paragraph-properties fo:text-align="justify" style:justify-single-word="false"/>
      <style:text-properties fo:font-weight="bold" officeooo:rsid="00240a73" officeooo:paragraph-rsid="002ef6e6" style:font-weight-asian="bold" style:font-weight-complex="bold"/>
    </style:style>
    <style:style style:name="P20" style:family="paragraph" style:parent-style-name="Standard" style:list-style-name="L3">
      <style:paragraph-properties fo:text-align="justify" style:justify-single-word="false"/>
      <style:text-properties officeooo:rsid="00211f6a" officeooo:paragraph-rsid="0036180c"/>
    </style:style>
    <style:style style:name="P21" style:family="paragraph" style:parent-style-name="Standard" style:list-style-name="L3">
      <style:paragraph-properties fo:text-align="justify" style:justify-single-word="false"/>
      <style:text-properties officeooo:rsid="0036180c" officeooo:paragraph-rsid="0036180c"/>
    </style:style>
    <style:style style:name="P22" style:family="paragraph" style:parent-style-name="Standard" style:list-style-name="L3">
      <style:paragraph-properties fo:text-align="justify" style:justify-single-word="false"/>
      <style:text-properties officeooo:rsid="0036180c" officeooo:paragraph-rsid="00380895"/>
    </style:style>
    <style:style style:name="P23" style:family="paragraph" style:parent-style-name="Standard" style:list-style-name="L3">
      <style:paragraph-properties fo:text-align="justify" style:justify-single-word="false"/>
      <style:text-properties officeooo:rsid="00240a73" officeooo:paragraph-rsid="0027424d"/>
    </style:style>
    <style:style style:name="P24" style:family="paragraph" style:parent-style-name="Standard" style:list-style-name="L3">
      <style:paragraph-properties fo:text-align="justify" style:justify-single-word="false"/>
      <style:text-properties officeooo:rsid="00240a73" officeooo:paragraph-rsid="00380895"/>
    </style:style>
    <style:style style:name="P25" style:family="paragraph" style:parent-style-name="Standard" style:list-style-name="L3">
      <style:paragraph-properties fo:text-align="justify" style:justify-single-word="false"/>
      <style:text-properties officeooo:rsid="00380895" officeooo:paragraph-rsid="00380895"/>
    </style:style>
    <style:style style:name="P26" style:family="paragraph" style:parent-style-name="Standard" style:list-style-name="L3">
      <style:paragraph-properties fo:text-align="justify" style:justify-single-word="false"/>
      <style:text-properties officeooo:rsid="0027424d" officeooo:paragraph-rsid="0027424d"/>
    </style:style>
    <style:style style:name="P27" style:family="paragraph" style:parent-style-name="Standard" style:list-style-name="L3">
      <style:paragraph-properties fo:text-align="justify" style:justify-single-word="false"/>
      <style:text-properties officeooo:paragraph-rsid="0027424d"/>
    </style:style>
    <style:style style:name="P28" style:family="paragraph" style:parent-style-name="Standard" style:list-style-name="L6">
      <style:paragraph-properties fo:text-align="justify" style:justify-single-word="false"/>
      <style:text-properties officeooo:paragraph-rsid="003865f7"/>
    </style:style>
    <style:style style:name="P29" style:family="paragraph" style:parent-style-name="Standard" style:list-style-name="L6">
      <style:paragraph-properties fo:text-align="justify" style:justify-single-word="false"/>
      <style:text-properties officeooo:paragraph-rsid="0043500e"/>
    </style:style>
    <style:style style:name="P30" style:family="paragraph" style:parent-style-name="Standard" style:list-style-name="L8">
      <style:paragraph-properties fo:text-align="justify" style:justify-single-word="false"/>
      <style:text-properties officeooo:paragraph-rsid="003a7ac0"/>
    </style:style>
    <style:style style:name="P31" style:family="paragraph" style:parent-style-name="Standard" style:list-style-name="L12">
      <style:paragraph-properties fo:text-align="justify" style:justify-single-word="false"/>
      <style:text-properties officeooo:paragraph-rsid="0049d537"/>
    </style:style>
    <style:style style:name="P32" style:family="paragraph" style:parent-style-name="Standard">
      <style:paragraph-properties fo:text-align="justify" style:justify-single-word="false"/>
      <style:text-properties officeooo:paragraph-rsid="002fb012"/>
    </style:style>
    <style:style style:name="P33" style:family="paragraph" style:parent-style-name="Standard" style:list-style-name="L13">
      <style:paragraph-properties fo:text-align="justify" style:justify-single-word="false"/>
      <style:text-properties officeooo:paragraph-rsid="004b583b"/>
    </style:style>
    <style:style style:name="P34" style:family="paragraph" style:parent-style-name="Standard" style:list-style-name="L14">
      <style:paragraph-properties fo:text-align="justify" style:justify-single-word="false"/>
      <style:text-properties officeooo:paragraph-rsid="004b583b"/>
    </style:style>
    <style:style style:name="P35" style:family="paragraph" style:parent-style-name="Standard" style:list-style-name="L3">
      <style:paragraph-properties fo:text-align="justify" style:justify-single-word="false"/>
      <style:text-properties fo:font-weight="normal" officeooo:rsid="00380895" officeooo:paragraph-rsid="00380895" style:font-weight-asian="normal" style:font-weight-complex="normal"/>
    </style:style>
    <style:style style:name="P36" style:family="paragraph" style:parent-style-name="Standard" style:list-style-name="L8">
      <style:paragraph-properties fo:text-align="justify" style:justify-single-word="false"/>
      <style:text-properties fo:font-weight="normal" officeooo:rsid="003a7ac0" officeooo:paragraph-rsid="003a7ac0" style:font-weight-asian="normal" style:font-weight-complex="normal"/>
    </style:style>
    <style:style style:name="P37" style:family="paragraph" style:parent-style-name="Standard" style:list-style-name="L12">
      <style:paragraph-properties fo:text-align="justify" style:justify-single-word="false"/>
      <style:text-properties fo:font-weight="normal" officeooo:rsid="003a7ac0" officeooo:paragraph-rsid="004b583b" style:font-weight-asian="normal" style:font-weight-complex="normal"/>
    </style:style>
    <style:style style:name="P38" style:family="paragraph" style:parent-style-name="Standard" style:list-style-name="L8">
      <style:paragraph-properties fo:text-align="justify" style:justify-single-word="false"/>
      <style:text-properties fo:font-weight="normal" officeooo:rsid="00475d87" officeooo:paragraph-rsid="00475d87" style:font-weight-asian="normal" style:font-weight-complex="normal"/>
    </style:style>
    <style:style style:name="P39" style:family="paragraph" style:parent-style-name="Standard" style:list-style-name="L8">
      <style:paragraph-properties fo:text-align="justify" style:justify-single-word="false"/>
      <style:text-properties fo:font-weight="normal" officeooo:rsid="004623a5" officeooo:paragraph-rsid="004623a5" style:font-weight-asian="normal" style:font-weight-complex="normal"/>
    </style:style>
    <style:style style:name="P40" style:family="paragraph" style:parent-style-name="Standard" style:list-style-name="L8">
      <style:paragraph-properties fo:text-align="justify" style:justify-single-word="false"/>
      <style:text-properties fo:font-weight="normal" officeooo:rsid="002a1805" officeooo:paragraph-rsid="003a7ac0" style:font-weight-asian="normal" style:font-weight-complex="normal"/>
    </style:style>
    <style:style style:name="P41" style:family="paragraph" style:parent-style-name="Standard" style:list-style-name="L6">
      <style:paragraph-properties fo:text-align="justify" style:justify-single-word="false"/>
      <style:text-properties officeooo:rsid="003865f7" officeooo:paragraph-rsid="003865f7"/>
    </style:style>
    <style:style style:name="P42" style:family="paragraph" style:parent-style-name="Standard" style:list-style-name="L7">
      <style:paragraph-properties fo:text-align="justify" style:justify-single-word="false"/>
      <style:text-properties officeooo:rsid="003865f7" officeooo:paragraph-rsid="0041290b"/>
    </style:style>
    <style:style style:name="P43" style:family="paragraph" style:parent-style-name="Standard" style:list-style-name="L6">
      <style:paragraph-properties fo:text-align="justify" style:justify-single-word="false"/>
      <style:text-properties officeooo:rsid="001f4f5f" officeooo:paragraph-rsid="003865f7"/>
    </style:style>
    <style:style style:name="P44" style:family="paragraph" style:parent-style-name="Standard" style:list-style-name="L10">
      <style:paragraph-properties fo:text-align="justify" style:justify-single-word="false"/>
      <style:text-properties officeooo:rsid="001f4f5f" officeooo:paragraph-rsid="002ef6e6"/>
    </style:style>
    <style:style style:name="P45" style:family="paragraph" style:parent-style-name="Standard" style:list-style-name="L7">
      <style:paragraph-properties fo:text-align="justify" style:justify-single-word="false"/>
      <style:text-properties officeooo:rsid="0039b503" officeooo:paragraph-rsid="0039b503"/>
    </style:style>
    <style:style style:name="P46" style:family="paragraph" style:parent-style-name="Standard" style:list-style-name="L7">
      <style:paragraph-properties fo:text-align="justify" style:justify-single-word="false"/>
      <style:text-properties officeooo:rsid="0041290b" officeooo:paragraph-rsid="0042ce7d"/>
    </style:style>
    <style:style style:name="P47" style:family="paragraph" style:parent-style-name="Standard" style:list-style-name="L7">
      <style:paragraph-properties fo:text-align="justify" style:justify-single-word="false"/>
      <style:text-properties officeooo:rsid="0042ce7d" officeooo:paragraph-rsid="0042ce7d"/>
    </style:style>
    <style:style style:name="P48" style:family="paragraph" style:parent-style-name="Standard" style:list-style-name="L8">
      <style:paragraph-properties fo:text-align="justify" style:justify-single-word="false"/>
      <style:text-properties officeooo:rsid="004623a5" officeooo:paragraph-rsid="004623a5"/>
    </style:style>
    <style:style style:name="P49" style:family="paragraph" style:parent-style-name="Standard" style:list-style-name="L8">
      <style:paragraph-properties fo:text-align="justify" style:justify-single-word="false"/>
      <style:text-properties officeooo:rsid="002a1805" officeooo:paragraph-rsid="003a7ac0"/>
    </style:style>
    <style:style style:name="P50" style:family="paragraph" style:parent-style-name="Standard" style:list-style-name="L8">
      <style:paragraph-properties fo:text-align="justify" style:justify-single-word="false"/>
      <style:text-properties officeooo:rsid="002a1805" officeooo:paragraph-rsid="003b9667"/>
    </style:style>
    <style:style style:name="P51" style:family="paragraph" style:parent-style-name="Standard" style:list-style-name="L8">
      <style:paragraph-properties fo:text-align="justify" style:justify-single-word="false"/>
      <style:text-properties officeooo:rsid="003a7ac0" officeooo:paragraph-rsid="003a7ac0"/>
    </style:style>
    <style:style style:name="P52" style:family="paragraph" style:parent-style-name="Standard">
      <style:paragraph-properties fo:text-align="justify" style:justify-single-word="false"/>
      <style:text-properties officeooo:rsid="003a7ac0" officeooo:paragraph-rsid="003a7ac0"/>
    </style:style>
    <style:style style:name="P53" style:family="paragraph" style:parent-style-name="Standard" style:list-style-name="L8">
      <style:paragraph-properties fo:text-align="justify" style:justify-single-word="false"/>
      <style:text-properties officeooo:rsid="0043500e" officeooo:paragraph-rsid="003a7ac0"/>
    </style:style>
    <style:style style:name="P54" style:family="paragraph" style:parent-style-name="Standard" style:list-style-name="L8">
      <style:paragraph-properties fo:text-align="justify" style:justify-single-word="false"/>
      <style:text-properties officeooo:rsid="0043500e" officeooo:paragraph-rsid="003b9667"/>
    </style:style>
    <style:style style:name="P55" style:family="paragraph" style:parent-style-name="Standard" style:list-style-name="L8">
      <style:paragraph-properties fo:text-align="justify" style:justify-single-word="false"/>
      <style:text-properties officeooo:rsid="0043500e" officeooo:paragraph-rsid="0043500e"/>
    </style:style>
    <style:style style:name="P56" style:family="paragraph" style:parent-style-name="Standard" style:list-style-name="L8">
      <style:paragraph-properties fo:text-align="justify" style:justify-single-word="false"/>
      <style:text-properties officeooo:rsid="003b9667" officeooo:paragraph-rsid="003b9667"/>
    </style:style>
    <style:style style:name="P57" style:family="paragraph" style:parent-style-name="Standard" style:list-style-name="L8">
      <style:paragraph-properties fo:text-align="justify" style:justify-single-word="false"/>
      <style:text-properties officeooo:rsid="003cd4cb" officeooo:paragraph-rsid="003cd4cb"/>
    </style:style>
    <style:style style:name="P58" style:family="paragraph" style:parent-style-name="Standard" style:list-style-name="L8">
      <style:paragraph-properties fo:text-align="justify" style:justify-single-word="false"/>
      <style:text-properties officeooo:rsid="00475d87" officeooo:paragraph-rsid="00475d87"/>
    </style:style>
    <style:style style:name="P59" style:family="paragraph" style:parent-style-name="Standard">
      <style:paragraph-properties fo:text-align="justify" style:justify-single-word="false"/>
      <style:text-properties officeooo:rsid="00475d87" officeooo:paragraph-rsid="0049d537"/>
    </style:style>
    <style:style style:name="P60" style:family="paragraph" style:parent-style-name="Standard">
      <style:paragraph-properties fo:text-align="justify" style:justify-single-word="false"/>
      <style:text-properties officeooo:rsid="00210fe6" officeooo:paragraph-rsid="002fb012"/>
    </style:style>
    <style:style style:name="P61" style:family="paragraph" style:parent-style-name="Standard" style:list-style-name="L10">
      <style:paragraph-properties fo:text-align="justify" style:justify-single-word="false"/>
      <style:text-properties officeooo:rsid="002fb012" officeooo:paragraph-rsid="002fb012"/>
    </style:style>
    <style:style style:name="P62" style:family="paragraph" style:parent-style-name="Standard">
      <style:paragraph-properties fo:text-align="justify" style:justify-single-word="false"/>
      <style:text-properties style:text-underline-style="none" fo:font-weight="normal" officeooo:rsid="004b583b" officeooo:paragraph-rsid="004b583b" style:font-weight-asian="normal" style:font-weight-complex="normal"/>
    </style:style>
    <style:style style:name="P63" style:family="paragraph" style:parent-style-name="Standard">
      <style:paragraph-properties fo:text-align="justify" style:justify-single-word="false"/>
      <style:text-properties style:text-underline-style="none" fo:font-weight="normal" officeooo:rsid="004c2eb1" officeooo:paragraph-rsid="004c2eb1" style:font-weight-asian="normal" style:font-weight-complex="normal"/>
    </style:style>
    <style:style style:name="P64" style:family="paragraph" style:parent-style-name="Standard">
      <style:paragraph-properties fo:text-align="justify" style:justify-single-word="false"/>
      <style:text-properties style:text-underline-style="none" fo:font-weight="bold" officeooo:rsid="002ef6e6" officeooo:paragraph-rsid="002ef6e6" style:font-weight-asian="bold" style:font-weight-complex="bold"/>
    </style:style>
    <style:style style:name="P65" style:family="paragraph" style:parent-style-name="Standard" style:list-style-name="L12">
      <style:paragraph-properties fo:text-align="justify" style:justify-single-word="false"/>
      <style:text-properties officeooo:rsid="0049d537" officeooo:paragraph-rsid="0049d537"/>
    </style:style>
    <style:style style:name="P66" style:family="paragraph" style:parent-style-name="Standard">
      <style:paragraph-properties fo:text-align="justify" style:justify-single-word="false"/>
      <style:text-properties officeooo:rsid="004b583b" officeooo:paragraph-rsid="004b583b"/>
    </style:style>
    <style:style style:name="P67" style:family="paragraph" style:parent-style-name="Standard" style:list-style-name="L3"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rsid="0036180c" officeooo:paragraph-rsid="0036180c"/>
    </style:style>
    <style:style style:name="P68" style:family="paragraph" style:parent-style-name="Standard" style:list-style-name="L7"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1290b" officeooo:paragraph-rsid="0042ce7d"/>
    </style:style>
    <style:style style:name="P69" style:family="paragraph" style:parent-style-name="Standard" style:list-style-name="L8" style:master-page-name="">
      <loext:graphic-properties draw:fill="none"/>
      <style:paragraph-properties fo:text-align="justify" style:justify-single-word="false" style:page-number="auto" fo:background-color="transparent"/>
      <style:text-properties officeooo:rsid="004623a5" officeooo:paragraph-rsid="004623a5"/>
    </style:style>
    <style:style style:name="P70" style:family="paragraph" style:parent-style-name="Text_20_body" style:list-style-name="L3">
      <style:paragraph-properties fo:text-align="justify" style:justify-single-word="false"/>
      <style:text-properties officeooo:rsid="002905dc" officeooo:paragraph-rsid="00380895"/>
    </style:style>
    <style:style style:name="P71" style:family="paragraph" style:parent-style-name="Text_20_body" style:list-style-name="L4">
      <style:paragraph-properties fo:text-align="justify" style:justify-single-word="false"/>
      <style:text-properties officeooo:rsid="00409930" officeooo:paragraph-rsid="00409930"/>
    </style:style>
    <style:style style:name="P72" style:family="paragraph" style:parent-style-name="Text_20_body" style:list-style-name="L5">
      <style:text-properties fo:font-weight="normal" officeooo:rsid="003865f7" officeooo:paragraph-rsid="003865f7" style:font-weight-asian="normal" style:font-weight-complex="normal"/>
    </style:style>
    <style:style style:name="P73" style:family="paragraph" style:parent-style-name="Text_20_body" style:list-style-name="L11">
      <style:paragraph-properties fo:text-align="justify" style:justify-single-word="false"/>
      <style:text-properties officeooo:rsid="002ef6e6" officeooo:paragraph-rsid="002ef6e6"/>
    </style:style>
    <style:style style:name="P74" style:family="paragraph" style:parent-style-name="Text_20_body" style:list-style-name="L11">
      <style:paragraph-properties fo:text-align="justify" style:justify-single-word="false"/>
      <style:text-properties officeooo:rsid="002fb012" officeooo:paragraph-rsid="002fb012"/>
    </style:style>
    <style:style style:name="P75" style:family="paragraph" style:parent-style-name="Text_20_body" style:list-style-name="L11">
      <style:paragraph-properties fo:text-align="justify" style:justify-single-word="false"/>
      <style:text-properties officeooo:rsid="0031a632" officeooo:paragraph-rsid="0031a632"/>
    </style:style>
    <style:style style:name="P76" style:family="paragraph" style:parent-style-name="Text_20_body">
      <style:text-properties officeooo:rsid="004b583b" officeooo:paragraph-rsid="004b583b"/>
    </style:style>
    <style:style style:name="P77" style:family="paragraph" style:parent-style-name="Text_20_body">
      <style:paragraph-properties fo:text-align="justify" style:justify-single-word="false"/>
      <style:text-properties officeooo:rsid="004b583b" officeooo:paragraph-rsid="004b583b"/>
    </style:style>
    <style:style style:name="P78" style:family="paragraph" style:parent-style-name="Text_20_body">
      <style:text-properties fo:font-weight="bold" style:font-weight-asian="bold" style:font-weight-complex="bold"/>
    </style:style>
    <style:style style:name="P79" style:family="paragraph" style:parent-style-name="Text_20_body" style:list-style-name="L1"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3865f7"/>
    </style:style>
    <style:style style:name="P80"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weight="normal" officeooo:rsid="0036180c" officeooo:paragraph-rsid="003865f7" style:font-weight-asian="normal" style:font-weight-complex="normal"/>
    </style:style>
    <style:style style:name="P81" style:family="paragraph" style:parent-style-name="Heading_20_1">
      <style:paragraph-properties fo:text-align="center" style:justify-single-word="false"/>
    </style:style>
    <style:style style:name="P82" style:family="paragraph" style:parent-style-name="Heading_20_2">
      <style:paragraph-properties fo:text-align="justify" style:justify-single-word="false"/>
    </style:style>
    <style:style style:name="P83" style:family="paragraph" style:parent-style-name="Heading_20_2">
      <style:paragraph-properties fo:text-align="justify" style:justify-single-word="false"/>
      <style:text-properties officeooo:rsid="0036180c" officeooo:paragraph-rsid="0036180c"/>
    </style:style>
    <style:style style:name="P84" style:family="paragraph" style:parent-style-name="Heading_20_2">
      <style:paragraph-properties fo:text-align="justify" style:justify-single-word="false"/>
      <style:text-properties officeooo:rsid="003a7ac0" officeooo:paragraph-rsid="004b583b"/>
    </style:style>
    <style:style style:name="P85" style:family="paragraph" style:parent-style-name="Heading_20_2">
      <style:paragraph-properties fo:text-align="justify" style:justify-single-word="false"/>
      <style:text-properties officeooo:rsid="004c2eb1"/>
    </style:style>
    <style:style style:name="P86" style:family="paragraph" style:parent-style-name="Heading_20_3">
      <style:paragraph-properties fo:text-align="justify" style:justify-single-word="false"/>
    </style:style>
    <style:style style:name="P87" style:family="paragraph" style:parent-style-name="Heading_20_3">
      <style:paragraph-properties fo:text-align="center" style:justify-single-word="false"/>
      <style:text-properties officeooo:paragraph-rsid="00380895"/>
    </style:style>
    <style:style style:name="P88" style:family="paragraph" style:parent-style-name="Heading_20_3">
      <style:paragraph-properties fo:text-align="justify" style:justify-single-word="false"/>
      <style:text-properties fo:font-weight="bold" officeooo:rsid="0036180c" officeooo:paragraph-rsid="00380895" style:font-weight-asian="bold" style:font-weight-complex="bold"/>
    </style:style>
    <style:style style:name="P89" style:family="paragraph" style:parent-style-name="Heading_20_3">
      <style:text-properties officeooo:rsid="004b583b" officeooo:paragraph-rsid="004b583b"/>
    </style:style>
    <style:style style:name="P90" style:family="paragraph" style:parent-style-name="Heading_20_3">
      <style:text-properties officeooo:paragraph-rsid="004b583b"/>
    </style:style>
    <style:style style:name="P91" style:family="paragraph" style:parent-style-name="Heading_20_3" style:master-page-name="">
      <loext:graphic-properties draw:fill="none"/>
      <style:paragraph-properties fo:margin-left="0cm" fo:margin-right="0cm" fo:margin-top="0.247cm" fo:margin-bottom="0.212cm" loext:contextual-spacing="false" fo:text-align="justify" style:justify-single-word="false" fo:text-indent="0cm" style:auto-text-indent="false" style:page-number="auto" fo:background-color="transparent" fo:keep-with-next="always">
        <style:tab-stops>
          <style:tab-stop style:position="-0.132cm"/>
        </style:tab-stops>
      </style:paragraph-properties>
      <style:text-properties style:font-name="Liberation Serif" fo:font-size="12pt" fo:font-weight="normal" officeooo:rsid="0036180c" officeooo:paragraph-rsid="00380895" style:font-size-asian="12pt" style:font-weight-asian="normal" style:font-size-complex="12pt" style:font-weight-complex="normal"/>
    </style:style>
    <style:style style:name="T1" style:family="text">
      <style:text-properties officeooo:rsid="001f4f5f"/>
    </style:style>
    <style:style style:name="T2" style:family="text">
      <style:text-properties officeooo:rsid="00210fe6"/>
    </style:style>
    <style:style style:name="T3" style:family="text">
      <style:text-properties fo:font-weight="bold" style:font-weight-asian="bold" style:font-weight-complex="bold"/>
    </style:style>
    <style:style style:name="T4" style:family="text">
      <style:text-properties fo:font-weight="bold" officeooo:rsid="00211f6a" style:font-weight-asian="bold" style:font-weight-complex="bold"/>
    </style:style>
    <style:style style:name="T5" style:family="text">
      <style:text-properties fo:font-weight="bold" officeooo:rsid="001f4f5f" style:font-weight-asian="bold" style:font-weight-complex="bold"/>
    </style:style>
    <style:style style:name="T6" style:family="text">
      <style:text-properties fo:font-weight="bold" officeooo:rsid="0024110d" style:font-weight-asian="bold" style:font-weight-complex="bold"/>
    </style:style>
    <style:style style:name="T7" style:family="text">
      <style:text-properties fo:font-weight="bold" officeooo:rsid="00380895" style:font-weight-asian="bold" style:font-weight-complex="bold"/>
    </style:style>
    <style:style style:name="T8" style:family="text">
      <style:text-properties fo:font-weight="bold" officeooo:rsid="003865f7" style:font-weight-asian="bold" style:font-weight-complex="bold"/>
    </style:style>
    <style:style style:name="T9" style:family="text">
      <style:text-properties fo:font-weight="bold" officeooo:rsid="0041290b" style:font-weight-asian="bold" style:font-weight-complex="bold"/>
    </style:style>
    <style:style style:name="T10" style:family="text">
      <style:text-properties fo:font-weight="bold" officeooo:rsid="003b9667" style:font-weight-asian="bold" style:font-weight-complex="bold"/>
    </style:style>
    <style:style style:name="T11" style:family="text">
      <style:text-properties fo:font-weight="bold" officeooo:rsid="003a7ac0" style:font-weight-asian="bold" style:font-weight-complex="bold"/>
    </style:style>
    <style:style style:name="T12" style:family="text">
      <style:text-properties fo:font-weight="bold" officeooo:rsid="00475d87" style:font-weight-asian="bold" style:font-weight-complex="bold"/>
    </style:style>
    <style:style style:name="T13" style:family="text">
      <style:text-properties fo:font-weight="bold" officeooo:rsid="004834e8" style:font-weight-asian="bold" style:font-weight-complex="bold"/>
    </style:style>
    <style:style style:name="T14" style:family="text">
      <style:text-properties fo:font-weight="bold" officeooo:rsid="0049d537" style:font-weight-asian="bold" style:font-weight-complex="bold"/>
    </style:style>
    <style:style style:name="T15" style:family="text">
      <style:text-properties fo:font-weight="bold" officeooo:rsid="004b583b" style:font-weight-asian="bold" style:font-weight-complex="bold"/>
    </style:style>
    <style:style style:name="T16" style:family="text">
      <style:text-properties fo:font-weight="bold" officeooo:rsid="00210fe6" style:font-weight-asian="bold" style:font-weight-complex="bold"/>
    </style:style>
    <style:style style:name="T17" style:family="text">
      <style:text-properties officeooo:rsid="00211f6a"/>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22cd8e"/>
    </style:style>
    <style:style style:name="T20" style:family="text">
      <style:text-properties fo:font-weight="normal" style:font-weight-asian="normal" style:font-weight-complex="normal"/>
    </style:style>
    <style:style style:name="T21" style:family="text">
      <style:text-properties fo:font-weight="normal" officeooo:rsid="00380895" style:font-weight-asian="normal" style:font-weight-complex="normal"/>
    </style:style>
    <style:style style:name="T22" style:family="text">
      <style:text-properties fo:font-weight="normal" officeooo:rsid="0036180c" style:font-weight-asian="normal" style:font-weight-complex="normal"/>
    </style:style>
    <style:style style:name="T23" style:family="text">
      <style:text-properties fo:font-weight="normal" officeooo:rsid="002a1805" style:font-weight-asian="normal" style:font-weight-complex="normal"/>
    </style:style>
    <style:style style:name="T24" style:family="text">
      <style:text-properties fo:font-weight="normal" officeooo:rsid="003a7ac0" style:font-weight-asian="normal" style:font-weight-complex="normal"/>
    </style:style>
    <style:style style:name="T25" style:family="text">
      <style:text-properties fo:font-weight="normal" officeooo:rsid="003eb6ee" style:font-weight-asian="normal" style:font-weight-complex="normal"/>
    </style:style>
    <style:style style:name="T26" style:family="text">
      <style:text-properties fo:font-weight="normal" officeooo:rsid="0042ce7d" style:font-weight-asian="normal" style:font-weight-complex="normal"/>
    </style:style>
    <style:style style:name="T27" style:family="text">
      <style:text-properties fo:font-weight="normal" officeooo:rsid="00475d87" style:font-weight-asian="normal" style:font-weight-complex="normal"/>
    </style:style>
    <style:style style:name="T28" style:family="text">
      <style:text-properties fo:font-weight="normal" officeooo:rsid="004b583b" style:font-weight-asian="normal" style:font-weight-complex="normal"/>
    </style:style>
    <style:style style:name="T29" style:family="text">
      <style:text-properties officeooo:rsid="002a1805"/>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4b583b" style:font-weight-asian="bold" style:font-weight-complex="bold"/>
    </style:style>
    <style:style style:name="T33" style:family="text">
      <style:text-properties style:text-underline-style="none" fo:font-weight="bold" officeooo:rsid="001f4f5f" style:font-weight-asian="bold" style:font-weight-complex="bold"/>
    </style:style>
    <style:style style:name="T34" style:family="text">
      <style:text-properties style:text-underline-style="none" officeooo:rsid="001f4f5f"/>
    </style:style>
    <style:style style:name="T35" style:family="text">
      <style:text-properties officeooo:rsid="0036180c"/>
    </style:style>
    <style:style style:name="T36" style:family="text">
      <style:text-properties officeooo:rsid="0024110d"/>
    </style:style>
    <style:style style:name="T37" style:family="text">
      <style:text-properties officeooo:rsid="00380895"/>
    </style:style>
    <style:style style:name="T38" style:family="text">
      <style:text-properties style:font-name="Liberation Serif" fo:font-weight="normal" officeooo:rsid="0036180c" style:font-weight-asian="normal" style:font-weight-complex="normal"/>
    </style:style>
    <style:style style:name="T39" style:family="text">
      <style:text-properties officeooo:rsid="003865f7"/>
    </style:style>
    <style:style style:name="T40" style:family="text">
      <style:text-properties officeooo:rsid="0039b503"/>
    </style:style>
    <style:style style:name="T41" style:family="text">
      <style:text-properties officeooo:rsid="003a7ac0"/>
    </style:style>
    <style:style style:name="T42" style:family="text">
      <style:text-properties officeooo:rsid="003b9667"/>
    </style:style>
    <style:style style:name="T43" style:family="text">
      <style:text-properties officeooo:rsid="003cd4cb"/>
    </style:style>
    <style:style style:name="T44" style:family="text">
      <style:text-properties officeooo:rsid="003db066"/>
    </style:style>
    <style:style style:name="T45" style:family="text">
      <style:text-properties officeooo:rsid="003eb6ee"/>
    </style:style>
    <style:style style:name="T46" style:family="text">
      <style:text-properties officeooo:rsid="00409930"/>
    </style:style>
    <style:style style:name="T47" style:family="text">
      <style:text-properties fo:color="#0000ff" fo:font-weight="bold" style:font-weight-asian="bold" style:font-weight-complex="bold"/>
    </style:style>
    <style:style style:name="T48" style:family="text">
      <style:text-properties fo:color="#0000ff" fo:font-weight="bold" officeooo:rsid="003eb6ee" style:font-weight-asian="bold" style:font-weight-complex="bold"/>
    </style:style>
    <style:style style:name="T49" style:family="text">
      <style:text-properties fo:color="#0000ff" fo:font-weight="bold" officeooo:rsid="00409930" style:font-weight-asian="bold" style:font-weight-complex="bold"/>
    </style:style>
    <style:style style:name="T50" style:family="text">
      <style:text-properties fo:color="#0000ff" fo:font-weight="bold" officeooo:rsid="0042ce7d" style:font-weight-asian="bold" style:font-weight-complex="bold"/>
    </style:style>
    <style:style style:name="T51" style:family="text">
      <style:text-properties fo:color="#0000ff" fo:font-weight="bold" officeooo:rsid="003865f7" style:font-weight-asian="bold" style:font-weight-complex="bold"/>
    </style:style>
    <style:style style:name="T52" style:family="text">
      <style:text-properties officeooo:rsid="0041290b"/>
    </style:style>
    <style:style style:name="T53" style:family="text">
      <style:text-properties officeooo:rsid="0042ce7d"/>
    </style:style>
    <style:style style:name="T54" style:family="text">
      <style:text-properties officeooo:rsid="0043500e"/>
    </style:style>
    <style:style style:name="T55" style:family="text">
      <style:text-properties officeooo:rsid="004532c2"/>
    </style:style>
    <style:style style:name="T56" style:family="text">
      <style:text-properties officeooo:rsid="004623a5"/>
    </style:style>
    <style:style style:name="T57" style:family="text">
      <style:text-properties officeooo:rsid="0049d537"/>
    </style:style>
    <style:style style:name="T58" style:family="text">
      <style:text-properties officeooo:rsid="004b583b"/>
    </style:style>
    <style:style style:name="T59" style:family="text">
      <style:text-properties officeooo:rsid="002bc5dd"/>
    </style:style>
    <style:style style:name="T60" style:family="text">
      <style:text-properties officeooo:rsid="004c2e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Projet <text:span text:style-name="T44">RPG</text:span></text:h>
      <text:p text:style-name="P13">Agshmne</text:p>
      <text:p text:style-name="P5"/>
      <text:h text:style-name="P82" text:outline-level="2">I<text:span text:style-name="T45">NFORMATIONS GÉNÉRALES</text:span></text:h>
      <text:p text:style-name="P8">Le style général sera le Jeu de Rôle, en se basant sur des titres comme Daggerfall ou encore Planescape Torment <text:span text:style-name="T44">pour le système de jeu et l'univers</text:span>. <text:span text:style-name="T44">Le mode de déplacement et de vue se rapprochera plus des premiers Civilizations.</text:span></text:p>
      <text:p text:style-name="P9">Le jeu se déroulera sur une carte en 2D, avec des cases <text:span text:style-name="T44">carrées</text:span>. Le système de jeu sera au Tour par Tour. Le but est de proposer au joueur une histoire sans fin <text:span text:style-name="T44">où il</text:span> sera libre de continuer sa partie <text:span text:style-name="T44">au</text:span>tant <text:span text:style-name="T44">de temps</text:span> qu'il le voudr<text:span text:style-name="T44">a. Le </text:span>monde <text:span text:style-name="T44">sera représenté certainement par plusieurs régions de 250 cases.</text:span> </text:p>
      <text:p text:style-name="P9"><text:span text:style-name="T44">Il proposera</text:span> <text:span text:style-name="T44">un</text:span> maximum d<text:span text:style-name="T44">'interactivité et surtout la possibilité de pouvoir modifier l'univers selon les désirs du joueur. La perso</text:span>nnalisation du personnage, <text:span text:style-name="T44">ainsi que la </text:span>création <text:span text:style-name="T44">d'objets, </text:span>de différentes guildes, clans, royaumes dans <text:span text:style-name="T44">l'</text:span>univers <text:span text:style-name="T44">apportera cette sensation.</text:span></text:p>
      <text:p text:style-name="P14">Enfin chaque monde sera généré aléatoirement… si les donjons existent, il en sera de même.</text:p>
      <text:p text:style-name="P3">La 2D ainsi que des graphismes légers seront privilégiés afin de ne pas être limité en terme de possibilité d'action comme le font trop souvent les jeux actuels (notamment les derniers Elders Scrolls et consort).</text:p>
      <text:p text:style-name="P3"/>
      <text:h text:style-name="P83" text:outline-level="2">D<text:span text:style-name="T45">ESCRIPTION DÉTAILLÉE</text:span></text:h>
      <text:h text:style-name="P86" text:outline-level="3">Contexte</text:h>
      <text:p text:style-name="P10">L'univers d'Agshmne sera un mélange de fantasy provenant de différents mondes <text:span text:style-name="T44">(Donjons &amp; Dragons, Elders Scroll, Planescape Torment, Baldur's Gate, etc</text:span>…<text:span text:style-name="T44">)</text:span> Cela ira du simple nain grognon à l'accès aux Plans Spirituelles ou <text:span text:style-name="T44">Élémentaires</text:span>, tout en passant par des lieux mystiques <text:span text:style-name="T44">et légendaire </text:span>ou des choses étranges comme de la technologie <text:span text:style-name="T44">incomprise ou des choses innommables (Cthulhu)</text:span>.</text:p>
      <text:h text:style-name="P86" text:outline-level="3">Objectif du Jeu</text:h>
      <text:p text:style-name="P3"/>
      <text:p text:style-name="P3">L'objectif <text:span text:style-name="T44">d'Agshmne est inconnu ! Il variera</text:span> selon l'envie du joueu<text:span text:style-name="T44">r.</text:span> Si le joueur trouvent que les guildes marchandes ou bien la création d'un royaume du mal sont ses objectifs principaux, rien ne doit l'en empêcher.</text:p>
      <text:p text:style-name="P3"/>
      <text:p text:style-name="P3">Les entités (guildes ou royaumes) par défaut du monde d'Agshmne doivent pouvoir un jour appartenir au joueur <text:span text:style-name="T44">comme elle peuvent être alliées ou ennemis de celles qu'il aura créée.</text:span></text:p>
      <text:h text:style-name="P87" text:outline-level="3">Gameplay</text:h>
      <text:h text:style-name="P88" text:outline-level="3"><text:span text:style-name="T45">Informations </text:span>: </text:h>
      <text:h text:style-name="P91" text:outline-level="3">Le jeu sera accessible via une interface Web à l'aide de Ruby on Rails (ou un autre si besoin). Il y aura un système d'enregistrement pour que chaque joueur puisse sauvegarder ses personnages. </text:h>
      <text:list xml:id="list6004261948976662307" text:style-name="L1">
        <text:list-header>
          <text:p text:style-name="P79"><text:span text:style-name="T38">Encore une fois </text:span><text:span text:style-name="T22">les graphisme seront simples mais un minimum travaillé afin de toujours faire en sorte que chaque icône ou décor soit compréhensible.</text:span></text:p>
        </text:list-header>
      </text:list>
      <text:h text:style-name="Heading_20_3" text:outline-level="3"><text:soft-page-break/>Lancement du Jeu : </text:h>
      <text:list xml:id="list4248648094894" text:continue-numbering="true" text:style-name="L1">
        <text:list-header>
          <text:p text:style-name="P80">Le joueur arrivera sur une page d'accueil présentant l'entrée d'un Donjon ou la vue d'un paysage. Il aura alors différents choix : Démarrer une partie, Charger une partie, Configurer le jeu (peut-être la taille de la carte, mort permanente, etc...) ou bien Quitter le jeu (la session du joueur). Voici chaque choix plus en détails :</text:p>
        </text:list-header>
      </text:list>
      <text:list xml:id="list5124752263458099937" text:style-name="L2">
        <text:list-item>
          <text:p text:style-name="P16">Démarrer une partie</text:p>
        </text:list-item>
      </text:list>
      <text:list xml:id="list5721934871150274704" text:style-name="L3">
        <text:list-item>
          <text:list>
            <text:list-header>
              <text:p text:style-name="P67">Le joueur pourra ensuite Créer un personnage avec différentes parties personnalisables comme les <text:span text:style-name="T45">caractéristiques</text:span>, la race, etc., Continuer une Partie existante ou retourner en arrière.</text:p>
              <text:list>
                <text:list-item>
                  <text:p text:style-name="P20">Créer un personnage : <text:span text:style-name="T35">le joueur devra définir plusieurs choses parmi :</text:span></text:p>
                  <text:list>
                    <text:list-item>
                      <text:p text:style-name="P21">Choisir son nom et son sexe</text:p>
                    </text:list-item>
                    <text:list-item>
                      <text:p text:style-name="P20"><text:span text:style-name="T35">Choisir sa race</text:span> </text:p>
                    </text:list-item>
                    <text:list-item>
                      <text:p text:style-name="P22">Donner un nom à la classe de son personnage. <text:span text:style-name="T37">(I</text:span>l n'y aura pas de classes de personnage prédéfinies.<text:span text:style-name="T37">)</text:span></text:p>
                    </text:list-item>
                    <text:list-item>
                      <text:p text:style-name="P23"><text:span text:style-name="T35">Définir ses </text:span>Caractéristiques : <text:span text:style-name="T35">attribuer des points !</text:span></text:p>
                    </text:list-item>
                  </text:list>
                </text:list-item>
                <text:list-item>
                  <text:p text:style-name="P23">De base le joueur aura :</text:p>
                  <text:list>
                    <text:list-item>
                      <text:p text:style-name="P21">U<text:span text:style-name="T37">n Équipement</text:span> de départ</text:p>
                    </text:list-item>
                    <text:list-item>
                      <text:p text:style-name="P21">Argent : 10 po par exemple</text:p>
                    </text:list-item>
                  </text:list>
                </text:list-item>
                <text:list-item>
                  <text:p text:style-name="P70"><text:span text:style-name="T23">Début </text:span><text:span text:style-name="T29">: le </text:span>Personnage <text:span text:style-name="T37">sera </text:span>sur <text:span text:style-name="T37">une </text:span>case <text:span text:style-name="T37">(</text:span>0,0<text:span text:style-name="T37">) et sera une case de Type</text:span> « Ville »)</text:p>
                </text:list-item>
              </text:list>
            </text:list-header>
          </text:list>
        </text:list-item>
        <text:list-item>
          <text:p text:style-name="P24"><text:span text:style-name="T7">Charger / </text:span><text:span text:style-name="T3">Lancer / </text:span><text:span text:style-name="T7">Continuer</text:span><text:span text:style-name="T3"> la partie</text:span> </text:p>
          <text:list>
            <text:list-header>
              <text:p text:style-name="P25">Une fois un personnage créé, le joueur pourra lancer la partie que ce soit avec un personnage fraîchement créé ou une sauvegarde existante.</text:p>
            </text:list-header>
          </text:list>
        </text:list-item>
        <text:list-item>
          <text:p text:style-name="P26"><text:span text:style-name="T3">Configurer </text:span><text:span text:style-name="T7">le Jeu</text:span></text:p>
          <text:list>
            <text:list-header>
              <text:p text:style-name="P25"><text:span text:style-name="T21">L</text:span><text:span text:style-name="T20">e joueur aura accès à différents réglages… Les premier réglages à pouvoir </text:span><text:span text:style-name="T25">être</text:span><text:span text:style-name="T20"> définis seront la taille de la carte et la possibilité de rendre la mort permanente (comme un Roguelike).</text:span></text:p>
            </text:list-header>
          </text:list>
        </text:list-item>
        <text:list-item>
          <text:p text:style-name="P27"><text:span text:style-name="T6">Quitter</text:span><text:span text:style-name="T36"> </text:span><text:span text:style-name="T6">partie</text:span></text:p>
          <text:list>
            <text:list-header>
              <text:p text:style-name="P35">Quitter la partie de fermer la session du joueur. Le joueur retournera alors à l'accueil.</text:p>
              <text:p text:style-name="P35"/>
            </text:list-header>
          </text:list>
        </text:list-item>
      </text:list>
      <text:h text:style-name="Heading_20_3" text:outline-level="3"><text:span text:style-name="T7">L</text:span><text:span text:style-name="T8">a Carte</text:span></text:h>
      <text:p text:style-name="P12">La carte sera un des éléments principaux du jeu. <text:span text:style-name="T45">Elle sera fractionnée entre différentes Régions qui seront nommée à l'avance, mais non calculées. Chaque région fera 250 cases. </text:span></text:p>
      <text:list xml:id="list48539616191646224" text:style-name="L4">
        <text:list-header>
          <text:p text:style-name="P71"><text:span text:style-name="T48">A</text:span><text:span text:style-name="T47">lgo </text:span><text:span text:style-name="T20">: générer des noms parmi une liste</text:span></text:p>
        </text:list-header>
      </text:list>
      <text:p text:style-name="P12"><text:span text:style-name="T45">Au début du jeu le personnage ne connaît aucune case et les découvre donc au fur et à mesure. Les cases non découvertes seront donc représenté par un point d'interrogation ou un fond noir. </text:span>Elle sera composée de plusieurs cases (ou tuiles) <text:span text:style-name="T42">ayant les caractéristiques suivantes :</text:span></text:p>
      <text:p text:style-name="P11"><text:span text:style-name="T3">Type </text:span>: le type de la case</text:p>
      <text:p text:style-name="P11"><text:span text:style-name="T3">Noms </text:span>: les noms affichés</text:p>
      <text:p text:style-name="P11"><text:span text:style-name="T3">Actions </text:span>: les actions que le personnage pourra voir apparaître à l'écran. Ces actions peuvent aussi varier selon les compétences du personnage !</text:p>
      <text:list xml:id="list2298116985348682095" text:style-name="L5">
        <text:list-item>
          <text:p text:style-name="P72">Les types de Terrains</text:p>
        </text:list-item>
      </text:list>
      <text:list xml:id="list1053037924784876170" text:style-name="L6">
        <text:list-item>
          <text:p text:style-name="P28"><text:span text:style-name="T1">Type </text:span><text:span text:style-name="T5">Ville </text:span><text:span text:style-name="T1">: </text:span></text:p>
          <text:list>
            <text:list-item>
              <text:p text:style-name="P41">Noms : Cité, Village, Ville, Capitale, <text:span text:style-name="T54">Ferme</text:span></text:p>
            </text:list-item>
            <text:list-item>
              <text:p text:style-name="P29"><text:span text:style-name="T39">Actions : Commercer (Différents magasins avec au moins un qui vent les bases : </text:span><text:span text:style-name="T51">Algo</text:span><text:span text:style-name="T39">), Dormir, Manger, Apprendre, Quêtes. (Gestion de la faim et de la fatigue : EPUISEMENT)</text:span></text:p>
            </text:list-item>
          </text:list>
        </text:list-item>
        <text:list-item>
          <text:p text:style-name="P43"><text:soft-page-break/>Type <text:span text:style-name="T3">Roche </text:span>: </text:p>
          <text:list>
            <text:list-item>
              <text:p text:style-name="P41">Montagne, Valée, Falaises.</text:p>
            </text:list-item>
            <text:list-item>
              <text:p text:style-name="P43"><text:span text:style-name="T39">Actions : </text:span>Miner</text:p>
            </text:list-item>
          </text:list>
        </text:list-item>
        <text:list-item>
          <text:p text:style-name="P43">Type <text:span text:style-name="T3">Herbe</text:span> : </text:p>
          <text:list>
            <text:list-item>
              <text:p text:style-name="P41">Plaine, Collines, prairies</text:p>
            </text:list-item>
            <text:list-item>
              <text:p text:style-name="P43"><text:span text:style-name="T39">Actions : </text:span>Cultiver</text:p>
            </text:list-item>
          </text:list>
        </text:list-item>
        <text:list-item>
          <text:p text:style-name="P43">Type <text:span text:style-name="T3">Bois </text:span>:</text:p>
          <text:list>
            <text:list-item>
              <text:p text:style-name="P41">Noms : Bois, Forêt, Jungle</text:p>
            </text:list-item>
            <text:list-item>
              <text:p text:style-name="P43"><text:span text:style-name="T39">Actions :</text:span> <text:span text:style-name="T19">Bûcheron</text:span></text:p>
            </text:list-item>
          </text:list>
        </text:list-item>
        <text:list-item>
          <text:p text:style-name="P43">Type <text:span text:style-name="T3">Eau </text:span>: </text:p>
          <text:list>
            <text:list-item>
              <text:p text:style-name="P41">Noms : Lac, Mer, Rivière</text:p>
            </text:list-item>
            <text:list-item>
              <text:p text:style-name="P43"><text:span text:style-name="T39">Actions : </text:span>Pêcher</text:p>
            </text:list-item>
          </text:list>
        </text:list-item>
        <text:list-item>
          <text:p text:style-name="P41">Type <text:span text:style-name="T3">Désert </text:span>:</text:p>
          <text:list>
            <text:list-item>
              <text:p text:style-name="P41">Noms : désert, toundra</text:p>
            </text:list-item>
            <text:list-item>
              <text:p text:style-name="P41">Actions : -</text:p>
              <text:p text:style-name="P41"/>
            </text:list-item>
          </text:list>
        </text:list-item>
      </text:list>
      <text:p text:style-name="P4"><text:tab/><text:span text:style-name="T49">Algo </text:span><text:span text:style-name="T46">: Générer une carte de 250 cases.</text:span></text:p>
      <text:p text:style-name="P4"/>
      <text:h text:style-name="Heading_20_3" text:outline-level="3">Événements</text:h>
      <text:p text:style-name="P4">Ensuite chaque case peut avoir des <text:span text:style-name="T41">événements</text:span> aléatoires et ainsi rajouter encore des actions possibles au personnage. Par exemple si un personnage tombe sur une fontaine de vie, il pourra régénérer ses points de v<text:span text:style-name="T52">i</text:span>e ou encore si il rencontre un ennemi et qu'il le tue, il pourra récupérer la viande crue dessus. Ces actions peuvent aussi varier selon les compétences du personnage.</text:p>
      <text:p text:style-name="P1"/>
      <text:list xml:id="list7076608041610514715" text:style-name="L7">
        <text:list-item>
          <text:p text:style-name="P42"><text:span text:style-name="T3">Rencontre Amicale</text:span> : le joueur peut se voir proposer une quête ou apprendre une compétence. <text:span text:style-name="T53">(30% - DANGER)</text:span></text:p>
        </text:list-item>
        <text:list-item>
          <text:p text:style-name="P42"><text:span text:style-name="T9">Rencontre </text:span><text:span text:style-name="T3">Hostile :</text:span> le joueur doit se battre ou monnayer sa fuite (si la rencontre le permet. Exemple : un joueur pourra marchander avec un bandit mais pas avec un loup). <text:span text:style-name="T53">(20% + DANGER)</text:span></text:p>
        </text:list-item>
        <text:list-item>
          <text:p text:style-name="P17">Lieu-<text:span text:style-name="T40">dit</text:span> :<text:span text:style-name="T26">(7%)</text:span></text:p>
          <text:list>
            <text:list-item>
              <text:p text:style-name="P45">Aléatoire : Fontaine, Lieu Sacré ou maudit, Lieu hanté etc. Le Lieu-dit peut aussi bien être bénéfique ou maléfique. <text:span text:style-name="T53">(Générés aléatoirement. </text:span><text:span text:style-name="T50">Algo </text:span><text:span text:style-name="T53">: liste / modif vie, mana, carac,...)</text:span></text:p>
            </text:list-item>
          </text:list>
        </text:list-item>
        <text:list-item>
          <text:p text:style-name="P46"><text:span text:style-name="T3">Donjon :</text:span> le donjon sera certainement la dernière chose à voir dans ce projet car il demandera beaucoup de règles pour être bien fait : passage secret, monstres bien organisés, etc. <text:span text:style-name="T53">En attendant, ce sera la rencontre avec un être puissant : Dragon, Archimage, Diable, Divinités, etc. (3%)</text:span></text:p>
        </text:list-item>
        <text:list-item>
          <text:p text:style-name="P47"><text:span text:style-name="T3">Rien </text:span>: car de temps en temps il n'y a rien. (40%)</text:p>
          <text:p text:style-name="P68"/>
        </text:list-item>
      </text:list>
      <text:p text:style-name="P15"><text:tab/><text:span text:style-name="T50">Algo </text:span><text:span text:style-name="T53">: Générer ces événements aléatoirement. (Voir ci dessus) </text:span><text:s/></text:p>
      <text:p text:style-name="P52"/>
      <text:h text:style-name="P84" text:outline-level="2">Interface de l'Utilisateur</text:h>
      <text:h text:style-name="Heading_20_3" text:outline-level="3"><text:span text:style-name="T3">Zone de Jeu</text:span></text:h>
      <text:p text:style-name="P59"><text:span text:style-name="T57">La zone de jeu définit l'espace où le joueur va évoluer. Il comprend un bout de la carte (3 cases autour du joueur à peu près), les boutons Déplacement, les barres de vie, mana, épuisement, l'onglet Ville si c'est une cases ville et l'onglet Action.</text:span></text:p>
      <text:p text:style-name="P59"/>
      <text:list xml:id="list2820155325850375383" text:style-name="L12">
        <text:list-item>
          <text:p text:style-name="P31"><text:span text:style-name="T14">Onglet </text:span><text:span text:style-name="T12">Action (Zone de Jeu) :</text:span><text:span text:style-name="T27"> permet d'accéder à des compétences si le cas se présente (Ex : si le personnage se trouve sur une case Bois et qu'il a une Hache = Bûcher). Ou bien Attaque, Marchander, Fuir si il a détecté / rencontré un monstre, etc.</text:span></text:p>
        </text:list-item>
        <text:list-item>
          <text:p text:style-name="P65"><text:soft-page-break/><text:span text:style-name="T12">O</text:span><text:span text:style-name="T3">nglet Ville </text:span><text:span text:style-name="T15">(Zone de Jeu)</text:span><text:span text:style-name="T3"> :</text:span><text:span text:style-name="T20"> </text:span><text:span text:style-name="T28">Permet d'accéder au divers magasin, actions propres à la ville.</text:span></text:p>
        </text:list-item>
        <text:list-item>
          <text:p text:style-name="P37"><text:span text:style-name="T15">Déplacement </text:span><text:span text:style-name="T12">(Zone de Jeu) </text:span><text:span text:style-name="T28">: Nord, Est, Sud et Ouest. </text:span><text:span text:style-name="T56">Déplace le personnage.</text:span></text:p>
        </text:list-item>
      </text:list>
      <text:h text:style-name="P89" text:outline-level="3">Onglets Menu</text:h>
      <text:p text:style-name="P2"/>
      <text:p text:style-name="P2">Voici les <text:span text:style-name="T58">différents onglets</text:span> :</text:p>
      <text:list xml:id="list1226792527793773290" text:style-name="L8">
        <text:list-item>
          <text:p text:style-name="P38"><text:span text:style-name="T3">Magie (Menu / Combat) :</text:span> Liste les sorts du personnage. Possibilité pour le joueur de lancer certains sorts selon le contexte (En combat tous les sorts seront lançables / En Zone de jeu non !)</text:p>
        </text:list-item>
        <text:list-item>
          <text:p text:style-name="P36"><text:span text:style-name="T3">Personnage (</text:span><text:span text:style-name="T12">Menu)</text:span>: donnera un aperçu des caractéristiques du personnage. Cet onglet servira notamment aux passage de niveaux. <text:span text:style-name="T56">(Bouton – et + pour les points)</text:span></text:p>
        </text:list-item>
        <text:list-item>
          <text:p text:style-name="P36"><text:span text:style-name="T3">Inventaire </text:span><text:span text:style-name="T12">(Menu)</text:span>: affichera <text:span text:style-name="T56">la</text:span> liste des objets que possède le personnage. Certains objets comme les potions offriront des actions supplémentaires (comme boire, manger, équiper, enchanter, etc.) <text:span text:style-name="T56">via un bouton</text:span>.</text:p>
        </text:list-item>
        <text:list-item>
          <text:p text:style-name="P30"><text:span text:style-name="T10">Équipement</text:span><text:span text:style-name="T11"> </text:span><text:span text:style-name="T12">(Menu)</text:span><text:span text:style-name="T24">: affichera une silhouette du personnage et de ce qu'il porte actuellement. Les équipements possibles seront : Tête, Bras, Torse, Jambes, 2 anneaux, 2 mains, Sac-à-dos (pour la capacité) et 1 Compagnon (Pet).</text:span></text:p>
          <text:list>
            <text:list-item>
              <text:p text:style-name="P48"><text:span text:style-name="T24">L</text:span><text:span text:style-name="T20">e Personnage pourra retirer des équipements via ce menu.</text:span></text:p>
            </text:list-item>
            <text:list-item>
              <text:p text:style-name="P39">Le personnage pourra renommer son Pet et l'enlever.</text:p>
            </text:list-item>
          </text:list>
        </text:list-item>
        <text:list-item>
          <text:p text:style-name="P40"><text:span text:style-name="T3">Compétences </text:span><text:span text:style-name="T13">(Menu)</text:span>: les compétences seront le<text:span text:style-name="T54">s</text:span> plus variées possibles afin de fournir au joueur le plus de combinaisons possibles. Le joueur aura tout de même certaines compétences de bases. <text:span text:style-name="T56">Certaines compétences pourront être utilisés ici, comme Atelier.</text:span></text:p>
          <text:list>
            <text:list-item>
              <text:list>
                <text:list-item>
                  <text:p text:style-name="P49">Compétences Bases <text:span text:style-name="T54">(pour tout personnage créé!) </text:span>:</text:p>
                  <text:list>
                    <text:list-item>
                      <text:p text:style-name="P51">Cuisiner <text:span text:style-name="T54">(Unités : repas))</text:span></text:p>
                    </text:list-item>
                    <text:list-item>
                      <text:p text:style-name="P51">Fouiller <text:span text:style-name="T54">(Jet DEX, Objet Trouvé)</text:span></text:p>
                    </text:list-item>
                    <text:list-item>
                      <text:p text:style-name="P51">Boucherie (<text:span text:style-name="T54">Unités : Viandes</text:span>)</text:p>
                    </text:list-item>
                    <text:list-item>
                      <text:p text:style-name="P53">Bûcheron (Unités : bois)</text:p>
                    </text:list-item>
                    <text:list-item>
                      <text:p text:style-name="P51">Miner <text:span text:style-name="T54">(Unités : métaux différents)</text:span></text:p>
                    </text:list-item>
                    <text:list-item>
                      <text:p text:style-name="P51">Cultiver <text:span text:style-name="T54">(Unités : Herbes)</text:span></text:p>
                    </text:list-item>
                    <text:list-item>
                      <text:p text:style-name="P54">Pêcher (Unités : Poissons)</text:p>
                    </text:list-item>
                    <text:list-item>
                      <text:p text:style-name="P55">Magie (Voir Personnage)</text:p>
                    </text:list-item>
                  </text:list>
                </text:list-item>
                <text:list-item>
                  <text:p text:style-name="P56">Compétences à apprendre</text:p>
                  <text:list>
                    <text:list-item>
                      <text:p text:style-name="P50">Feu de Camp <text:span text:style-name="T54">(Existe sur Carte, utilise Unités : Feu)</text:span></text:p>
                    </text:list-item>
                    <text:list-item>
                      <text:p text:style-name="P56">Atelier<text:span text:style-name="T29"> (</text:span>pour<text:span text:style-name="T29"> les objets que l'on souhaite construire)</text:span></text:p>
                    </text:list-item>
                    <text:list-item>
                      <text:p text:style-name="P50">Chasser <text:span text:style-name="T55">(Unités Viande)</text:span></text:p>
                    </text:list-item>
                    <text:list-item>
                      <text:p text:style-name="P55">Vole à la tire <text:span text:style-name="T55">(Ville, Objet Trouvé)</text:span></text:p>
                    </text:list-item>
                    <text:list-item>
                      <text:p text:style-name="P55">Négocier <text:span text:style-name="T55">(Fais baisser les prix des magasins)</text:span></text:p>
                    </text:list-item>
                    <text:list-item>
                      <text:p text:style-name="P56">Construction (pour les bâtiments)</text:p>
                    </text:list-item>
                    <text:list-item>
                      <text:p text:style-name="P56">Commandement (pour commander des royaumes ou des guildes)</text:p>
                    </text:list-item>
                    <text:list-item>
                      <text:p text:style-name="P56">Gérant (g<text:span text:style-name="T43">è</text:span>re des magasins, <text:span text:style-name="T55">rémunération</text:span>)</text:p>
                    </text:list-item>
                    <text:list-item>
                      <text:p text:style-name="P48">Cacher (Cacher un objet)</text:p>
                    </text:list-item>
                  </text:list>
                </text:list-item>
              </text:list>
            </text:list-item>
          </text:list>
          <text:p text:style-name="P69">Ces compétences pourront être agrandies par la suite et auront un NIVEAU.</text:p>
        </text:list-item>
        <text:list-item>
          <text:p text:style-name="P56"><text:span text:style-name="T3">Carte </text:span><text:span text:style-name="T13">(Menu)</text:span>: affichera la carte en plus grand <text:span text:style-name="T56">(toutes les cases idéalement) </text:span>et au minimum les types de <text:span text:style-name="T56">Case</text:span>s. <text:span text:style-name="T56">Le Joueur pourra ajouter des marqueurs avec texte.</text:span></text:p>
        </text:list-item>
        <text:list-item>
          <text:p text:style-name="P57"><text:span text:style-name="T3">Quêtes </text:span><text:span text:style-name="T13">(Menu)</text:span><text:span text:style-name="T3"> </text:span>: montrera les quêtes acceptées par le personnage.</text:p>
        </text:list-item>
        <text:list-item>
          <text:p text:style-name="P58"><text:span text:style-name="T3">Menu </text:span>: permet de sauvegarder, charger, quitter une partie.</text:p>
        </text:list-item>
      </text:list>
      <text:p text:style-name="P60"><text:span text:style-name="T18"/></text:p>
      <text:h text:style-name="Heading_20_3" text:outline-level="3"><text:span text:style-name="T15"/></text:h>
      <text:p text:style-name="P32"/>
      <text:h text:style-name="Heading_20_3" text:outline-level="3"><text:soft-page-break/>Expérience</text:h>
      <text:p text:style-name="P77">L'expérience du personnage augmentera au fur et à mesure des succès du personnage. Bien sûr il y aura différents palier pour les niveaux.</text:p>
      <text:p text:style-name="P77">Voici un aperçu :</text:p>
      <text:list xml:id="list308761087377735867" text:style-name="L14">
        <text:list-item>
          <text:p text:style-name="P34"><text:span text:style-name="T59">Le personnage gagne de l'expérience après différentes actions (combat, découverte de lieux, etc.)</text:span></text:p>
        </text:list-item>
        <text:list-item>
          <text:p text:style-name="P34"><text:span text:style-name="T59">Gain de Niveau :</text:span></text:p>
          <text:list>
            <text:list-item>
              <text:p text:style-name="P34"><text:span text:style-name="T59">Points à attribuer aux Caractéristiques.</text:span></text:p>
            </text:list-item>
          </text:list>
        </text:list-item>
      </text:list>
      <text:p text:style-name="P6"><text:tab/></text:p>
      <text:h text:style-name="P82" text:outline-level="2"/>
      <text:p text:style-name="P7">TODO : faire un dessin de ce à quoi pourrait ressembler le jeu.</text:p>
      <text:h text:style-name="P82" text:outline-level="2">Données</text:h>
      <text:h text:style-name="P90" text:outline-level="3"><text:span text:style-name="T31">Gestion</text:span><text:span text:style-name="T30"> </text:span><text:span text:style-name="T31">des </text:span><text:span text:style-name="T32">T</text:span><text:span text:style-name="T31">ours</text:span><text:span text:style-name="T3"> e</text:span><text:span text:style-name="T15">t du Danger</text:span></text:h>
      <text:p text:style-name="P66">Les tours (ou jours) évoluent comme suit :</text:p>
      <text:list xml:id="list6506681861089836151" text:style-name="L13">
        <text:list-item>
          <text:p text:style-name="P33"><text:span text:style-name="T2">A chaque déplacement le tour est incrémenté, ainsi que le niveau de danger. Le </text:span><text:span text:style-name="T16">Tour</text:span><text:span text:style-name="T2"> ne retombent jamais à 0 et continue tant que le personnage est en vie. (+1 à chaque déplacement)</text:span></text:p>
        </text:list-item>
      </text:list>
      <text:p text:style-name="P66">Le danger est un peu spécial et influera sur les évènements.</text:p>
      <text:list xml:id="list4248092910827" text:continue-numbering="true" text:style-name="L13">
        <text:list-item>
          <text:p text:style-name="P33"><text:span text:style-name="T2">Le </text:span><text:span text:style-name="T16">Danger</text:span><text:span text:style-name="T2"> retombe à 0 après un combat. Si le personnage n'effectue aucun combat, le Danger s'incrémente à chaque déplacement. Le danger a un maximum de 20. Le danger ne s'incrémente jamais sur une case Ville.</text:span></text:p>
          <text:p text:style-name="P33"/>
        </text:list-item>
      </text:list>
      <text:h text:style-name="Heading_20_3" text:outline-level="3"><text:span text:style-name="T33">Personnage </text:span><text:span text:style-name="T34">:</text:span><text:span text:style-name="T1"> </text:span></text:h>
      <text:p text:style-name="P76">Le personnage sera le plus complet possible ou tout du moins laisser la possibilité de la faire évoluer.</text:p>
      <text:p text:style-name="P78">Le Vital :</text:p>
      <text:list xml:id="list4745740295338057698" text:style-name="L10">
        <text:list-item>
          <text:list>
            <text:list-item>
              <text:p text:style-name="P44">5 <text:span text:style-name="T4">Caractéristiques</text:span> (Force, Dextérité, Constitution, Intelligence et Charisme)</text:p>
            </text:list-item>
            <text:list-item>
              <text:p text:style-name="P61">4 <text:span text:style-name="T3">Vitales </text:span>: <text:span text:style-name="T3">Vie</text:span> et <text:span text:style-name="T3">Mana</text:span> → dépensées par combat / compétences, <text:span text:style-name="T5">Fatigue</text:span><text:span text:style-name="T1"> et </text:span><text:span text:style-name="T5">Faim</text:span><text:span text:style-name="T1"> → incrémenté à chaque déplacement.</text:span></text:p>
            </text:list-item>
            <text:list-item>
              <text:p text:style-name="P44">1 caractéristique <text:span text:style-name="T3">Position</text:span></text:p>
            </text:list-item>
            <text:list-item>
              <text:p text:style-name="P44">1 <text:span text:style-name="T4">Équipement</text:span><text:span text:style-name="T3"> </text:span>: <text:span text:style-name="T17">Tête</text:span>, Torse, Bras, Jambes, 2 Mains, 2 anneaux</text:p>
            </text:list-item>
            <text:list-item>
              <text:p text:style-name="P44">1 <text:span text:style-name="T17">S</text:span><text:span text:style-name="T3">ac-</text:span><text:span text:style-name="T4">à-dos</text:span><text:span text:style-name="T3"> </text:span>: espace limité par la Force</text:p>
            </text:list-item>
            <text:list-item>
              <text:p text:style-name="P44"><text:span text:style-name="T3">Compétences </text:span>(A voir en dernier, <text:span text:style-name="T17">possibilité peut-être d'avoir des </text:span><text:span text:style-name="T4">classes</text:span><text:span text:style-name="T17"> de personnage par la suite</text:span>) : Voir si on peut gérer des compétences citées ci-dessus plus d'autres : <text:s/>« <text:span text:style-name="T2">Feu de camp », « Vision », etc.</text:span></text:p>
            </text:list-item>
            <text:list-item>
              <text:p text:style-name="P18">Expérience</text:p>
            </text:list-item>
            <text:list-item>
              <text:p text:style-name="P18">Niveau</text:p>
            </text:list-item>
            <text:list-item>
              <text:p text:style-name="P19">Argent</text:p>
              <text:p text:style-name="P19"/>
            </text:list-item>
          </text:list>
        </text:list-item>
      </text:list>
      <text:p text:style-name="P64">L<text:span text:style-name="T58">es Possessions :</text:span></text:p>
      <text:p text:style-name="P62">Le personnage pourra avoir un animal, posséder <text:span text:style-name="T60">un royaume, une guilde, etc. Ces différents états apporteront des bonus différents</text:span></text:p>
      <text:p text:style-name="P62"/>
      <text:h text:style-name="Heading_20_2" text:outline-level="2"><text:soft-page-break/>Combat</text:h>
      <text:p text:style-name="P63">Les règles seront simple mais nécessiteront une instance à part de la Zone de Jeu.</text:p>
      <text:h text:style-name="P85" text:outline-level="2">Algorithmes (TODO)</text:h>
      <text:list xml:id="list8202815831341909527" text:style-name="L11">
        <text:list-item>
          <text:p text:style-name="P73">Génération de la carte</text:p>
          <text:list>
            <text:list-item>
              <text:p text:style-name="P73">Prévoir une ville tous les X cases visitées / construites ?</text:p>
            </text:list-item>
          </text:list>
        </text:list-item>
        <text:list-item>
          <text:p text:style-name="P73">Placement des rencontres / événements</text:p>
          <text:list>
            <text:list-item>
              <text:p text:style-name="P74">Trouver un algorythme qui définira combien de monstres / quêtes / évènement spéciaux seront placés.</text:p>
            </text:list-item>
            <text:list-item>
              <text:p text:style-name="P74">Le Danger jouera aussi dans la rencontres de monstres.</text:p>
            </text:list-item>
          </text:list>
        </text:list-item>
        <text:list-item>
          <text:p text:style-name="P75">Génération du contenu des magasins</text:p>
        </text:list-item>
        <text:list-item>
          <text:p text:style-name="P75">Génération des objets :</text:p>
          <text:list>
            <text:list-item>
              <text:p text:style-name="P75">Lorsqu'un personnage achète ou trouve un objet, il devra être créé aléatoirement et avoir un prix relatif à ses caractéristiqu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58cm" fo:margin-right="0.94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09:18:15.567204125</meta:creation-date>
    <dc:date>2015-12-13T00:42:46.941821564</dc:date>
    <meta:editing-duration>PT3H51M53S</meta:editing-duration>
    <meta:editing-cycles>26</meta:editing-cycles>
    <meta:generator>LibreOffice/5.0.2.2$Linux_X86_64 LibreOffice_project/00m0$Build-2</meta:generator>
    <meta:document-statistic meta:table-count="0" meta:image-count="0" meta:object-count="0" meta:page-count="6" meta:paragraph-count="155" meta:word-count="2019" meta:character-count="11614" meta:non-whitespace-character-count="9828"/>
  </office:meta>
</office:document-meta>
</file>